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ClientHttpRequestFactory.execut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ClientHttpRequestFactory.getClientHttpResponse( HttpMethod httpMethod , URI uri , HttpHeaders requestHeaders , byte [ ] request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ockMvcClientHttpRequestFactory.getResponseHeaders( Mock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MvcClientHttpRequestFactory.createRequest( URI uri ,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MvcClientHttpRequestFactory.MockMvcClientHttpRequestFactory( MockMvc mockM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